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_col-Property State" style:family="table-column">
      <style:table-column-properties fo:break-before="auto" style:column-width="0.6666666666666666in"/>
    </style:style>
    <style:style style:name="_row-Property State" style:family="table-row">
      <style:table-row-properties style:row-height="0.17708333333333331in" fo:break-before="auto"/>
    </style:style>
    <style:style style:name="1col-Property State" style:family="table-column">
      <style:table-column-properties fo:break-before="auto" style:column-width="1.2708333333333333in"/>
    </style:style>
    <style:style style:name="2col-Property State" style:family="table-column">
      <style:table-column-properties fo:break-before="auto" style:column-width="1.40625in"/>
    </style:style>
    <style:style style:name="3col-Property State" style:family="table-column">
      <style:table-column-properties fo:break-before="auto" style:column-width="1.5208333333333333in"/>
    </style:style>
    <style:style style:name="4col-Property State" style:family="table-column">
      <style:table-column-properties fo:break-before="auto" style:column-width="1.25in"/>
    </style:style>
    <style:style style:name="5col-Property State" style:family="table-column">
      <style:table-column-properties fo:break-before="auto" style:column-width="2.1354166666666665in"/>
    </style:style>
    <style:style style:name="6col-Property State" style:family="table-column">
      <style:table-column-properties fo:break-before="auto" style:column-width="0.5104166666666666in"/>
    </style:style>
    <style:style style:name="1row-Property State" style:family="table-row">
      <style:table-row-properties style:row-height="0.19791666666666666in" fo:break-before="auto"/>
    </style:style>
    <number:number-style style:name="N1,1cel-Property State" style:volatile="true">
      <number:number number:min-integer-digits="1" number:decimal-places="2" number:decimal-replacement=""/>
    </number:number-style>
    <style:style style:name="1,1cel-Property State" style:family="table-cell" style:parent-style-name="Default" style:data-style-name="N1,1cel-Property State">
      <style:table-cell-properties fo:border-bottom="0.0008in solid #000000" fo:border-left="0.0008in solid #000000" fo:border-right="0.0008in solid #000000" fo:border-top="0.0008in solid #000000"/>
      <style:paragraph-properties fo:text-align="center"/>
      <style:text-properties fo:font-size="12pt" fo:font-weight="bold"/>
    </style:style>
    <number:number-style style:name="N1,2cel-Property State" style:volatile="true">
      <number:number number:min-integer-digits="1" number:decimal-places="2" number:decimal-replacement=""/>
    </number:number-style>
    <style:style style:name="1,2cel-Property State" style:family="table-cell" style:parent-style-name="Default" style:data-style-name="N1,2cel-Property State">
      <style:table-cell-properties fo:border-bottom="0.0008in solid #000000" fo:border-left="0.0008in solid #000000" fo:border-right="none" fo:border-top="0.0008in solid #000000"/>
      <style:paragraph-properties fo:text-align="center"/>
      <style:text-properties fo:font-size="12pt" fo:font-weight="bold"/>
    </style:style>
    <number:number-style style:name="N2,1cel-Property State" style:volatile="true">
      <number:number number:min-integer-digits="1" number:decimal-places="2" number:decimal-replacement=""/>
    </number:number-style>
    <style:style style:name="2,1cel-Property State" style:family="table-cell" style:parent-style-name="Default" style:data-style-name="N2,1cel-Property State">
      <style:table-cell-properties fo:border-bottom="0.0008in solid #000000" fo:border-left="0.0008in solid #000000" fo:border-right="0.0008in solid #000000" fo:border-top="0.0008in solid #000000"/>
      <style:text-properties fo:font-size="12pt" fo:font-weight="bold"/>
    </style:style>
    <number:number-style style:name="N3,1cel-Property State" style:volatile="true">
      <number:number number:min-integer-digits="1" number:decimal-places="2" number:decimal-replacement=""/>
    </number:number-style>
    <style:style style:name="3,1cel-Property State" style:family="table-cell" style:parent-style-name="Default" style:data-style-name="N3,1cel-Property State">
      <style:table-cell-properties fo:border-bottom="0.0008in solid #000000" fo:border-left="0.0008in solid #000000" fo:border-right="0.0008in solid #000000" fo:border-top="0.0008in solid #000000"/>
      <style:paragraph-properties fo:text-align="center"/>
      <style:text-properties fo:font-size="12pt"/>
    </style:style>
    <number:number-style style:name="N7,6cel-Property State" style:volatile="true">
      <number:number number:min-integer-digits="1" number:decimal-places="2" number:decimal-replacement=""/>
    </number:number-style>
    <style:style style:name="7,6cel-Property State" style:family="table-cell" style:parent-style-name="Default" style:data-style-name="N7,6cel-Property State">
      <style:table-cell-properties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fo:font-size="12pt"/>
    </style:style>
    <style:style style:name="_col-Link State" style:family="table-column">
      <style:table-column-properties fo:break-before="auto" style:column-width="1.25in"/>
    </style:style>
    <style:style style:name="_row-Link State" style:family="table-row">
      <style:table-row-properties style:row-height="0.17708333333333331in" fo:break-before="auto"/>
    </style:style>
    <style:style style:name="1,9cel-Link State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/>
    </style:style>
    <style:style style:name="1,10cel-Link State" style:family="table-cell" style:parent-style-name="Default">
      <style:table-cell-properties fo:border-bottom="none" fo:border-left="0.0008in solid #000000" fo:border-right="none" fo:border-top="none"/>
    </style:style>
    <style:style style:name="2,9cel-Link State" style:family="table-cell" style:parent-style-name="Default">
      <style:table-cell-properties fo:border-bottom="0.0008in solid #000000" fo:border-left="none" fo:border-right="0.0008in solid #000000" fo:border-top="0.0008in solid #000000"/>
    </style:style>
    <number:number-style style:name="N3,9cel-Link State" style:volatile="true">
      <number:number number:min-integer-digits="1" number:decimal-places="2" number:decimal-replacement=""/>
    </number:number-style>
    <style:style style:name="3,9cel-Link State" style:family="table-cell" style:parent-style-name="Default" style:data-style-name="N3,9cel-Link State">
      <style:table-cell-properties fo:border-bottom="0.0008in solid #000000" fo:border-left="0.0008in solid #000000" fo:border-right="none" fo:border-top="0.0008in solid #000000"/>
      <style:paragraph-properties fo:text-align="center"/>
      <style:text-properties fo:font-size="12pt"/>
    </style:style>
    <number:number-style style:name="N5,1cel-Link State" style:volatile="true">
      <number:number number:min-integer-digits="1" number:decimal-places="2" number:decimal-replacement=""/>
    </number:number-style>
    <style:style style:name="5,1cel-Link State" style:family="table-cell" style:parent-style-name="Default" style:data-style-name="N5,1cel-Link State">
      <style:table-cell-properties fo:border-bottom="0.0008in solid #000000" fo:border-left="0.0008in solid #000000" fo:border-right="0.0008in solid #000000" fo:border-top="0.0008in solid #000000" fo:background-color="#fadcb3"/>
      <style:paragraph-properties fo:text-align="center"/>
      <style:text-properties fo:font-size="12pt"/>
    </style:style>
    <number:number-style style:name="N5,9cel-Link State" style:volatile="true">
      <number:number number:min-integer-digits="1" number:decimal-places="2" number:decimal-replacement=""/>
    </number:number-style>
    <style:style style:name="5,9cel-Link State" style:family="table-cell" style:parent-style-name="Default" style:data-style-name="N5,9cel-Link State">
      <style:table-cell-properties fo:border-bottom="0.0008in solid #000000" fo:border-left="0.0008in solid #000000" fo:border-right="none" fo:border-top="0.0008in solid #000000" fo:background-color="#ffffff"/>
      <style:paragraph-properties fo:text-align="center"/>
      <style:text-properties fo:font-size="12pt"/>
    </style:style>
    <number:number-style style:name="N6,1cel-Link State" style:volatile="true">
      <number:number number:min-integer-digits="1" number:decimal-places="2" number:decimal-replacement=""/>
    </number:number-style>
    <style:style style:name="6,1cel-Link State" style:family="table-cell" style:parent-style-name="Default" style:data-style-name="N6,1cel-Link State">
      <style:table-cell-properties fo:border-bottom="0.0008in solid #000000" fo:border-left="0.0008in solid #000000" fo:border-right="0.0008in solid #000000" fo:border-top="0.0008in solid #000000" fo:background-color="#ccffff"/>
      <style:paragraph-properties fo:text-align="center"/>
      <style:text-properties fo:font-size="12pt"/>
    </style:style>
    <number:number-style style:name="N6,9cel-Link State" style:volatile="true">
      <number:number number:min-integer-digits="1" number:decimal-places="2" number:decimal-replacement=""/>
    </number:number-style>
    <style:style style:name="6,9cel-Link State" style:family="table-cell" style:parent-style-name="Default" style:data-style-name="N6,9cel-Link State">
      <style:table-cell-properties fo:border-bottom="0.0008in solid #000000" fo:border-left="0.0008in solid #000000" fo:border-right="none" fo:border-top="0.0008in solid #000000" fo:background-color="#ff0000"/>
      <style:paragraph-properties fo:text-align="center"/>
      <style:text-properties fo:font-size="12pt"/>
    </style:style>
    <number:number-style style:name="N7,1cel-Link State" style:volatile="true">
      <number:number number:min-integer-digits="1" number:decimal-places="2" number:decimal-replacement=""/>
    </number:number-style>
    <style:style style:name="7,1cel-Link State" style:family="table-cell" style:parent-style-name="Default" style:data-style-name="N7,1cel-Link State">
      <style:table-cell-properties fo:border-bottom="0.0008in solid #000000" fo:border-left="0.0008in solid #000000" fo:border-right="0.0008in solid #000000" fo:border-top="0.0008in solid #000000" fo:background-color="#ccffcc"/>
      <style:paragraph-properties fo:text-align="center"/>
      <style:text-properties fo:font-size="12pt"/>
    </style:style>
    <number:number-style style:name="N8,1cel-Link State" style:volatile="true">
      <number:number number:min-integer-digits="1" number:decimal-places="2" number:decimal-replacement=""/>
    </number:number-style>
    <style:style style:name="8,1cel-Link State" style:family="table-cell" style:parent-style-name="Default" style:data-style-name="N8,1cel-Link State">
      <style:table-cell-properties fo:border-bottom="0.0008in solid #000000" fo:border-left="0.0008in solid #000000" fo:border-right="0.0008in solid #000000" fo:border-top="0.0008in solid #000000" fo:background-color="#e1c7e1"/>
      <style:paragraph-properties fo:text-align="center"/>
      <style:text-properties fo:font-size="12pt"/>
    </style:style>
    <number:number-style style:name="N13,9cel-Link State" style:volatile="true">
      <number:number number:min-integer-digits="1" number:decimal-places="2" number:decimal-replacement=""/>
    </number:number-style>
    <style:style style:name="13,9cel-Link State" style:family="table-cell" style:parent-style-name="Default" style:data-style-name="N13,9cel-Link State">
      <style:table-cell-properties fo:border-bottom="0.0008in solid #000000" fo:border-left="0.0008in solid #000000" fo:border-right="none" fo:border-top="0.0008in solid #000000" fo:background-color="#ffff00"/>
      <style:paragraph-properties fo:text-align="center"/>
      <style:text-properties fo:font-size="12pt"/>
    </style:style>
    <style:style style:name="22,1cel-Link State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22,2cel-Link State" style:family="table-cell" style:parent-style-name="Default">
      <style:table-cell-properties fo:border-bottom="0.0008in solid #000000" fo:border-left="none" fo:border-right="none" fo:border-top="0.0008in solid #000000"/>
    </style:style>
    <style:style style:name="30,1cel-Link State" style:family="table-cell" style:parent-style-name="Default">
      <style:table-cell-properties fo:border-bottom="none" fo:border-left="none" fo:border-right="none" fo:border-top="0.0008in solid #000000"/>
    </style:style>
    <style:style style:name="_col-File_State" style:family="table-column">
      <style:table-column-properties fo:break-before="auto" style:column-width="0.6666666666666666in"/>
    </style:style>
    <style:style style:name="_row-File_State" style:family="table-row">
      <style:table-row-properties style:row-height="0.17708333333333331in" fo:break-before="auto"/>
    </style:style>
    <style:style style:name="2col-File_State" style:family="table-column">
      <style:table-column-properties fo:break-before="auto" style:column-width="0.8229166666666666in"/>
    </style:style>
    <style:style style:name="3col-File_State" style:family="table-column">
      <style:table-column-properties fo:break-before="auto" style:column-width="0.7604166666666666in"/>
    </style:style>
    <style:style style:name="4col-File_State" style:family="table-column">
      <style:table-column-properties fo:break-before="auto" style:column-width="0.7083333333333333in"/>
    </style:style>
    <style:style style:name="5col-File_State" style:family="table-column">
      <style:table-column-properties fo:break-before="auto" style:column-width="0.7291666666666666in"/>
    </style:style>
    <style:style style:name="6col-File_State" style:family="table-column">
      <style:table-column-properties fo:break-before="auto" style:column-width="1.0729166666666665in"/>
    </style:style>
    <style:style style:name="7col-File_State" style:family="table-column">
      <style:table-column-properties fo:break-before="auto" style:column-width="1.1354166666666665in"/>
    </style:style>
    <style:style style:name="8col-File_State" style:family="table-column">
      <style:table-column-properties fo:break-before="auto" style:column-width="0.8854166666666666in"/>
    </style:style>
    <style:style style:name="9col-File_State" style:family="table-column">
      <style:table-column-properties fo:break-before="auto" style:column-width="1.3333333333333333in"/>
    </style:style>
    <style:style style:name="10col-File_State" style:family="table-column">
      <style:table-column-properties fo:break-before="auto" style:column-width="1.03125in"/>
    </style:style>
    <number:number-style style:name="N1,2cel-File_State" style:volatile="true">
      <number:number number:min-integer-digits="1" number:decimal-places="2" number:decimal-replacement=""/>
    </number:number-style>
    <style:style style:name="1,2cel-File_State" style:family="table-cell" style:parent-style-name="Default" style:data-style-name="N1,2cel-File_State">
      <style:table-cell-properties fo:border-bottom="0.0008in solid #000000" fo:border-left="none" fo:border-right="0.0008in solid #000000" fo:border-top="0.0008in solid #000000"/>
      <style:paragraph-properties fo:text-align="center"/>
      <style:text-properties fo:font-size="12pt" fo:font-weight="bold"/>
    </style:style>
    <style:style style:name="_col-Overall_Node_State" style:family="table-column">
      <style:table-column-properties fo:break-before="auto" style:column-width="0.6666666666666666in"/>
    </style:style>
    <style:style style:name="_row-Overall_Node_State" style:family="table-row">
      <style:table-row-properties style:row-height="0.17708333333333331in" fo:break-before="auto"/>
    </style:style>
    <style:style style:name="1col-Overall_Node_State" style:family="table-column">
      <style:table-column-properties fo:break-before="auto" style:column-width="1.0833333333333333in"/>
    </style:style>
    <style:style style:name="2col-Overall_Node_State" style:family="table-column">
      <style:table-column-properties fo:break-before="auto" style:column-width="1.53125in"/>
    </style:style>
    <style:style style:name="3col-Overall_Node_State" style:family="table-column">
      <style:table-column-properties fo:break-before="auto" style:column-width="2.59375in"/>
    </style:style>
    <style:style style:name="4col-Overall_Node_State" style:family="table-column">
      <style:table-column-properties fo:break-before="auto" style:column-width="1.4791666666666665in"/>
    </style:style>
    <style:style style:name="5col-Overall_Node_State" style:family="table-column">
      <style:table-column-properties fo:break-before="auto" style:column-width="2.3541666666666665in"/>
    </style:style>
    <style:style style:name="6col-Overall_Node_State" style:family="table-column">
      <style:table-column-properties fo:break-before="auto" style:column-width="2.708333333333333in"/>
    </style:style>
    <style:style style:name="7col-Overall_Node_State" style:family="table-column">
      <style:table-column-properties fo:break-before="auto" style:column-width="1.4479166666666665in"/>
    </style:style>
    <number:number-style style:name="N4,1cel-Overall_Node_State" style:volatile="true">
      <number:number number:min-integer-digits="1" number:decimal-places="2" number:decimal-replacement=""/>
    </number:number-style>
    <style:style style:name="4,1cel-Overall_Node_State" style:family="table-cell" style:parent-style-name="Default" style:data-style-name="N4,1cel-Overall_Node_State">
      <style:table-cell-properties fo:border-bottom="0.0008in solid #000000" fo:border-left="0.0008in solid #000000" fo:border-right="0.0008in solid #000000" fo:border-top="0.0008in solid #000000" fo:background-color="#dddddd"/>
      <style:paragraph-properties fo:text-align="center"/>
      <style:text-properties fo:font-size="12pt"/>
    </style:style>
    <number:number-style style:name="N22,1cel-Overall_Node_State" style:volatile="true">
      <number:number number:min-integer-digits="1" number:decimal-places="2" number:decimal-replacement=""/>
    </number:number-style>
    <style:style style:name="22,1cel-Overall_Node_State" style:family="table-cell" style:parent-style-name="Default" style:data-style-name="N22,1cel-Overall_Node_State">
      <style:table-cell-properties fo:border-bottom="0.0008in solid #000000" fo:border-left="0.0008in solid #000000" fo:border-right="0.0008in solid #000000" fo:border-top="0.0008in solid #000000" fo:background-color="#ffff99"/>
      <style:paragraph-properties fo:text-align="center"/>
      <style:text-properties fo:font-size="12pt"/>
    </style:style>
    <number:number-style style:name="N23,1cel-Overall_Node_State" style:volatile="true">
      <number:number number:min-integer-digits="1" number:decimal-places="2" number:decimal-replacement=""/>
    </number:number-style>
    <style:style style:name="23,1cel-Overall_Node_State" style:family="table-cell" style:parent-style-name="Default" style:data-style-name="N23,1cel-Overall_Node_State">
      <style:table-cell-properties fo:border-bottom="0.0008in solid #000000" fo:border-left="0.0008in solid #000000" fo:border-right="0.0008in solid #000000" fo:border-top="0.0008in solid #000000" fo:background-color="#ffffff"/>
      <style:paragraph-properties fo:text-align="center"/>
      <style:text-properties fo:font-size="12pt"/>
    </style:style>
  </office:automatic-styles>
  <office:body>
    <office:spreadsheet>
      <table:table table:name="Property State">
        <table:table-column table:style-name="1col-Property State" table:default-cell-style-name="Default"/>
        <table:table-column table:style-name="2col-Property State" table:default-cell-style-name="Default"/>
        <table:table-column table:style-name="3col-Property State" table:default-cell-style-name="Default"/>
        <table:table-column table:style-name="4col-Property State" table:default-cell-style-name="Default"/>
        <table:table-column table:style-name="5col-Property State" table:default-cell-style-name="Default"/>
        <table:table-column table:style-name="6col-Property State" table:default-cell-style-name="Default"/>
        <table:table-row table:style-name="1row-Property State">
          <table:table-cell table:style-name="1,1cel-Property State" office:value-type="string">
            <text:p>VersionState</text:p>
          </table:table-cell>
          <table:table-cell table:style-name="1,2cel-Property State" table:number-columns-spanned="3" office:value-type="string">
            <text:p>Comparing Properties</text:p>
          </table:table-cell>
          <table:covered-table-cell table:number-columns-repeated="2"/>
          <table:table-cell table:style-name="1,1cel-Property State" office:value-type="string">
            <text:p>PropertyState</text:p>
          </table:table-cell>
          <table:table-cell table:style-name="1,1cel-Property State" office:value-type="string">
            <text:p>Node</text:p>
          </table:table-cell>
        </table:table-row>
        <table:table-row table:style-name="1row-Property State">
          <table:table-cell table:style-name="2,1cel-Property State"/>
          <table:table-cell table:style-name="1,1cel-Property State" office:value-type="string">
            <text:p>Working vs. Base</text:p>
          </table:table-cell>
          <table:table-cell table:style-name="1,1cel-Property State" office:value-type="string">
            <text:p>Working vs. Latest</text:p>
          </table:table-cell>
          <table:table-cell table:style-name="1,1cel-Property State" office:value-type="string">
            <text:p>Base vs. Latest</text:p>
          </table:table-cell>
          <table:table-cell table:style-name="1,1cel-Property State"/>
          <table:table-cell table:style-name="1,1cel-Property State"/>
        </table:table-row>
        <table:table-row table:style-name="1row-Property State">
          <table:table-cell table:style-name="3,1cel-Property State" office:value-type="string">
            <text:p>Pending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Pending</text:p>
          </table:table-cell>
          <table:table-cell table:style-name="3,1cel-Property State" office:value-type="string">
            <text:p>A</text:p>
          </table:table-cell>
        </table:table-row>
        <table:table-row table:style-name="1row-Property State">
          <table:table-cell table:style-name="3,1cel-Property State" office:value-type="string">
            <text:p>CheckedIn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CheckedIn</text:p>
          </table:table-cell>
          <table:table-cell table:style-name="3,1cel-Property State" office:value-type="string">
            <text:p>I</text:p>
          </table:table-cell>
        </table:table-row>
        <table:table-row table:style-name="1row-Property 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Conflicted</text:p>
          </table:table-cell>
          <table:table-cell table:style-name="3,1cel-Property State" office:value-type="string">
            <text:p>F</text:p>
          </table:table-cell>
        </table:table-row>
        <table:table-row table:style-name="1row-Property 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Modified</text:p>
          </table:table-cell>
          <table:table-cell table:style-name="3,1cel-Property State" office:value-type="string">
            <text:p>E</text:p>
          </table:table-cell>
        </table:table-row>
        <table:table-row table:style-name="1row-Property 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BaseModified</text:p>
          </table:table-cell>
          <table:table-cell table:style-name="7,6cel-Property State" office:value-type="string">
            <text:p>D</text:p>
          </table:table-cell>
        </table:table-row>
        <table:table-row table:style-name="1row-Property 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C</text:p>
          </table:table-cell>
        </table:table-row>
        <table:table-row table:style-name="1row-Property 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B</text:p>
          </table:table-cell>
        </table:table-row>
        <table:table-row table:style-name="1row-Property 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Modified</text:p>
          </table:table-cell>
          <table:table-cell table:style-name="3,1cel-Property State" office:value-type="string">
            <text:p>H</text:p>
          </table:table-cell>
        </table:table-row>
        <table:table-row table:style-name="1row-Property State">
          <table:table-cell table:style-name="3,1cel-Property State" office:value-type="string">
            <text:p>Identical 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G</text:p>
          </table:table-cell>
        </table:table-row>
      </table:table>
      <table:table table:name="Link State">
        <table:table-column table:style-name="_col-Link State" table:number-columns-repeated="19" table:default-cell-style-name="Default"/>
        <table:table-row table:style-name="_row-Link State">
          <table:table-cell table:style-name="1,1cel-Property State" office:value-type="string">
            <text:p>VersionState</text:p>
          </table:table-cell>
          <table:table-cell table:style-name="1,2cel-Property State" table:number-columns-spanned="3" office:value-type="string">
            <text:p>Whether the Link Exists</text:p>
          </table:table-cell>
          <table:covered-table-cell table:number-columns-repeated="2"/>
          <table:table-cell table:style-name="1,2cel-Property State" table:number-columns-spanned="3" office:value-type="string">
            <text:p>Comparing Links Properties (when they exist)</text:p>
          </table:table-cell>
          <table:covered-table-cell table:number-columns-repeated="2"/>
          <table:table-cell table:style-name="1,2cel-Property State" office:value-type="string">
            <text:p>LinkState</text:p>
          </table:table-cell>
          <table:table-cell table:style-name="1,9cel-Link State" office:value-type="string">
            <text:p>Node Name</text:p>
          </table:table-cell>
          <table:table-cell table:style-name="1,10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2,1cel-Property State"/>
          <table:table-cell table:style-name="1,1cel-Property State" office:value-type="string">
            <text:p>Working Exists</text:p>
          </table:table-cell>
          <table:table-cell table:style-name="1,1cel-Property State" office:value-type="string">
            <text:p>Base Exists</text:p>
          </table:table-cell>
          <table:table-cell table:style-name="1,1cel-Property State" office:value-type="string">
            <text:p>Latest Exists</text:p>
          </table:table-cell>
          <table:table-cell table:style-name="1,1cel-Property State" office:value-type="string">
            <text:p>Working vs. Base</text:p>
          </table:table-cell>
          <table:table-cell table:style-name="1,1cel-Property State" office:value-type="string">
            <text:p>Working vs. Latest</text:p>
          </table:table-cell>
          <table:table-cell table:style-name="1,1cel-Property State" office:value-type="string">
            <text:p>Base vs. Latest</text:p>
          </table:table-cell>
          <table:table-cell table:style-name="1,2cel-Property State"/>
          <table:table-cell table:style-name="2,9cel-Link State"/>
          <table:table-cell table:style-name="1,10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,1cel-Property State" office:value-type="string">
            <text:p>Pending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Pending</text:p>
          </table:table-cell>
          <table:table-cell table:style-name="3,9cel-Link State" office:value-type="string">
            <text:p>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,1cel-Property State" office:value-type="string">
            <text:p>CheckedIn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CheckedIn</text:p>
          </table:table-cell>
          <table:table-cell table:style-name="3,9cel-Link State" office:value-type="string">
            <text:p>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5,1cel-Link State" office:value-type="string">
            <text:p>NotLates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Conflicted</text:p>
          </table:table-cell>
          <table:table-cell table:style-name="5,9cel-Link State" office:value-type="string">
            <text:p>F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YES</text:p>
          </table:table-cell>
          <table:table-cell table:style-name="6,1cel-Link State" office:value-type="string">
            <text:p>YES</text:p>
          </table:table-cell>
          <table:table-cell table:style-name="6,1cel-Link State" office:value-type="string">
            <text:p>no</text:p>
          </table:table-cell>
          <table:table-cell table:style-name="6,1cel-Link State" office:value-type="string">
            <text:p>Different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Conflicted</text:p>
          </table:table-cell>
          <table:table-cell table:style-name="6,9cel-Link State" office:value-type="string">
            <text:p>I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7,1cel-Link State" office:value-type="string">
            <text:p>NotLatest</text:p>
          </table:table-cell>
          <table:table-cell table:style-name="7,1cel-Link State" office:value-type="string">
            <text:p>YES</text:p>
          </table:table-cell>
          <table:table-cell table:style-name="7,1cel-Link State" office:value-type="string">
            <text:p>no</text:p>
          </table:table-cell>
          <table:table-cell table:style-name="7,1cel-Link State" office:value-type="string">
            <text:p>YES</text:p>
          </table:table-cell>
          <table:table-cell table:style-name="7,1cel-Link State" office:value-type="string">
            <text:p>-</text:p>
          </table:table-cell>
          <table:table-cell table:style-name="7,1cel-Link State" office:value-type="string">
            <text:p>Different</text:p>
          </table:table-cell>
          <table:table-cell table:style-name="7,1cel-Link State" office:value-type="string">
            <text:p>-</text:p>
          </table:table-cell>
          <table:table-cell table:style-name="7,1cel-Link State" office:value-type="string">
            <text:p>Conflicted</text:p>
          </table:table-cell>
          <table:table-cell table:style-name="6,9cel-Link State" office:value-type="string">
            <text:p>K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8,1cel-Link State" office:value-type="string">
            <text:p>NotLatest</text:p>
          </table:table-cell>
          <table:table-cell table:style-name="8,1cel-Link State" office:value-type="string">
            <text:p>no</text:p>
          </table:table-cell>
          <table:table-cell table:style-name="8,1cel-Link State" office:value-type="string">
            <text:p>YES</text:p>
          </table:table-cell>
          <table:table-cell table:style-name="8,1cel-Link State" office:value-type="string">
            <text:p>YES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Conflicted</text:p>
          </table:table-cell>
          <table:table-cell table:style-name="6,9cel-Link State" office:value-type="string">
            <text:p>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5,1cel-Link State" office:value-type="string">
            <text:p>NotLates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Modified</text:p>
          </table:table-cell>
          <table:table-cell table:style-name="5,9cel-Link State" office:value-type="string">
            <text:p>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5,1cel-Link State" office:value-type="string">
            <text:p>NotLates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BaseModified</text:p>
          </table:table-cell>
          <table:table-cell table:style-name="6,9cel-Link State" office:value-type="string">
            <text:p>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7,1cel-Link State" office:value-type="string">
            <text:p>NotLatest</text:p>
          </table:table-cell>
          <table:table-cell table:style-name="7,1cel-Link State" office:value-type="string">
            <text:p>YES</text:p>
          </table:table-cell>
          <table:table-cell table:style-name="7,1cel-Link State" office:value-type="string">
            <text:p>no</text:p>
          </table:table-cell>
          <table:table-cell table:style-name="7,1cel-Link State" office:value-type="string">
            <text:p>YES</text:p>
          </table:table-cell>
          <table:table-cell table:style-name="7,1cel-Link State" office:value-type="string">
            <text:p>-</text:p>
          </table:table-cell>
          <table:table-cell table:style-name="7,1cel-Link State" office:value-type="string">
            <text:p>Same</text:p>
          </table:table-cell>
          <table:table-cell table:style-name="7,1cel-Link State" office:value-type="string">
            <text:p>-</text:p>
          </table:table-cell>
          <table:table-cell table:style-name="7,1cel-Link State" office:value-type="string">
            <text:p>BaseModified</text:p>
          </table:table-cell>
          <table:table-cell table:style-name="6,9cel-Link State" office:value-type="string">
            <text:p>J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8,1cel-Link State" office:value-type="string">
            <text:p>NotLatest</text:p>
          </table:table-cell>
          <table:table-cell table:style-name="8,1cel-Link State" office:value-type="string">
            <text:p>no</text:p>
          </table:table-cell>
          <table:table-cell table:style-name="8,1cel-Link State" office:value-type="string">
            <text:p>YES</text:p>
          </table:table-cell>
          <table:table-cell table:style-name="8,1cel-Link State" office:value-type="string">
            <text:p>no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BaseModified</text:p>
          </table:table-cell>
          <table:table-cell table:style-name="6,9cel-Link State" office:value-type="string">
            <text:p>M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8,1cel-Link State" office:value-type="string">
            <text:p>NotLatest</text:p>
          </table:table-cell>
          <table:table-cell table:style-name="8,1cel-Link State" office:value-type="string">
            <text:p>no</text:p>
          </table:table-cell>
          <table:table-cell table:style-name="8,1cel-Link State" office:value-type="string">
            <text:p>no</text:p>
          </table:table-cell>
          <table:table-cell table:style-name="8,1cel-Link State" office:value-type="string">
            <text:p>YES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NotLatest</text:p>
          </table:table-cell>
          <table:table-cell table:style-name="13,9cel-Link State" office:value-type="string">
            <text:p>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5,1cel-Link State" office:value-type="string">
            <text:p>NotLates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NotLatest</text:p>
          </table:table-cell>
          <table:table-cell table:style-name="5,9cel-Link State" office:value-type="string">
            <text:p>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Added</text:p>
          </table:table-cell>
          <table:table-cell table:style-name="3,9cel-Link State" office:value-type="string">
            <text:p>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YES</text:p>
          </table:table-cell>
          <table:table-cell table:style-name="6,1cel-Link State" office:value-type="string">
            <text:p>YES</text:p>
          </table:table-cell>
          <table:table-cell table:style-name="6,1cel-Link State" office:value-type="string">
            <text:p>no</text:p>
          </table:table-cell>
          <table:table-cell table:style-name="6,1cel-Link State" office:value-type="string">
            <text:p>Same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Obsolete</text:p>
          </table:table-cell>
          <table:table-cell table:style-name="13,9cel-Link State" office:value-type="string">
            <text:p>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5,1cel-Link State" office:value-type="string">
            <text:p>NotLates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Identical</text:p>
          </table:table-cell>
          <table:table-cell table:style-name="5,9cel-Link State" office:value-type="string">
            <text:p>G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Modified </text:p>
          </table:table-cell>
          <table:table-cell table:style-name="3,9cel-Link State" office:value-type="string">
            <text:p>Q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Added</text:p>
          </table:table-cell>
          <table:table-cell table:style-name="3,9cel-Link State" office:value-type="string">
            <text:p>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Removed</text:p>
          </table:table-cell>
          <table:table-cell table:style-name="6,9cel-Link State" office:value-type="string">
            <text:p>R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Identical</text:p>
          </table:table-cell>
          <table:table-cell table:style-name="3,9cel-Link State" office:value-type="string">
            <text:p>P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22,1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22,1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22,1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22,1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22,1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22,1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22,1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22,1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0,1cel-Link State"/>
          <table:table-cell table:style-name="30,1cel-Link State"/>
          <table:table-cell table:style-name="30,1cel-Link State"/>
          <table:table-cell table:style-name="30,1cel-Link State"/>
          <table:table-cell table:style-name="30,1cel-Link State"/>
          <table:table-cell table:style-name="30,1cel-Link State"/>
          <table:table-cell table:style-name="30,1cel-Link State"/>
          <table:table-cell table:style-name="30,1cel-Link State"/>
          <table:table-cell table:style-name="30,1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File_State">
        <table:table-column table:style-name="1col-Property State" table:default-cell-style-name="Default"/>
        <table:table-column table:style-name="2col-File_State" table:default-cell-style-name="Default"/>
        <table:table-column table:style-name="3col-File_State" table:default-cell-style-name="Default"/>
        <table:table-column table:style-name="4col-File_State" table:default-cell-style-name="Default"/>
        <table:table-column table:style-name="5col-File_State" table:default-cell-style-name="Default"/>
        <table:table-column table:style-name="6col-File_State" table:default-cell-style-name="Default"/>
        <table:table-column table:style-name="7col-File_State" table:default-cell-style-name="Default"/>
        <table:table-column table:style-name="8col-File_State" table:default-cell-style-name="Default"/>
        <table:table-column table:style-name="9col-File_State" table:default-cell-style-name="Default"/>
        <table:table-column table:style-name="10col-File_State" table:default-cell-style-name="Default"/>
        <table:table-row table:style-name="1row-Property State">
          <table:table-cell table:style-name="1,2cel-Property State" office:value-type="string">
            <text:p>VersionState</text:p>
          </table:table-cell>
          <table:table-cell table:style-name="1,2cel-File_State"/>
          <table:table-cell table:style-name="1,2cel-Property State" table:number-columns-spanned="3" office:value-type="string">
            <text:p>Whether the FileSeq Exists</text:p>
          </table:table-cell>
          <table:covered-table-cell table:number-columns-repeated="2"/>
          <table:table-cell table:style-name="1,2cel-Property State" table:number-columns-spanned="3" office:value-type="string">
            <text:p>Comparing Files (when they exist)</text:p>
          </table:table-cell>
          <table:covered-table-cell table:number-columns-repeated="2"/>
          <table:table-cell table:style-name="1,1cel-Property State" office:value-type="string">
            <text:p>FileState</text:p>
          </table:table-cell>
          <table:table-cell table:style-name="1,2cel-Property State" office:value-type="string">
            <text:p>NodeName</text:p>
          </table:table-cell>
        </table:table-row>
        <table:table-row table:style-name="1row-Property State">
          <table:table-cell table:style-name="2,1cel-Property State"/>
          <table:table-cell table:style-name="2,1cel-Property State" office:value-type="string">
            <text:p>File Exists</text:p>
          </table:table-cell>
          <table:table-cell table:style-name="1,1cel-Property State" office:value-type="string">
            <text:p>Working Exists</text:p>
          </table:table-cell>
          <table:table-cell table:style-name="1,1cel-Property State" office:value-type="string">
            <text:p>Base Exists</text:p>
          </table:table-cell>
          <table:table-cell table:style-name="1,1cel-Property State" office:value-type="string">
            <text:p>Latest Exists</text:p>
          </table:table-cell>
          <table:table-cell table:style-name="1,1cel-Property State" office:value-type="string">
            <text:p>Working vs. Base</text:p>
          </table:table-cell>
          <table:table-cell table:style-name="1,1cel-Property State" office:value-type="string">
            <text:p>Working vs. Latest</text:p>
          </table:table-cell>
          <table:table-cell table:style-name="1,1cel-Property State" office:value-type="string">
            <text:p>Base vs. Latest</text:p>
          </table:table-cell>
          <table:table-cell table:style-name="1,2cel-Property State"/>
          <table:table-cell table:style-name="2,9cel-Link State"/>
        </table:table-row>
        <table:table-row table:style-name="1row-Property State">
          <table:table-cell table:style-name="3,1cel-Property State" office:value-type="string">
            <text:p>Pending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Pending</text:p>
          </table:table-cell>
          <table:table-cell table:style-name="3,9cel-Link State" office:value-type="string">
            <text:p>A</text:p>
          </table:table-cell>
        </table:table-row>
        <table:table-row table:style-name="1row-Property State">
          <table:table-cell table:style-name="3,1cel-Property State" office:value-type="string">
            <text:p>Pending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Missing</text:p>
          </table:table-cell>
          <table:table-cell table:style-name="3,9cel-Link State" office:value-type="string">
            <text:p>B</text:p>
          </table:table-cell>
        </table:table-row>
        <table:table-row table:style-name="_row-File_State">
          <table:table-cell table:style-name="3,1cel-Property State" office:value-type="string">
            <text:p>CheckedIn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CheckedIn</text:p>
          </table:table-cell>
          <table:table-cell table:style-name="3,9cel-Link State" office:value-type="string">
            <text:p>V</text:p>
          </table:table-cell>
        </table:table-row>
        <table:table-row table:style-name="_row-File_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BaseMissing</text:p>
          </table:table-cell>
          <table:table-cell table:style-name="6,9cel-Link State" office:value-type="string">
            <text:p>M</text:p>
          </table:table-cell>
        </table:table-row>
        <table:table-row table:style-name="_row-File_State">
          <table:table-cell table:style-name="5,1cel-Link State" office:value-type="string">
            <text:p>NotLates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Conflicted</text:p>
          </table:table-cell>
          <table:table-cell table:style-name="5,9cel-Link State" office:value-type="string">
            <text:p>G</text:p>
          </table:table-cell>
        </table:table-row>
        <table:table-row table:style-name="_row-File_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YES</text:p>
          </table:table-cell>
          <table:table-cell table:style-name="6,1cel-Link State" office:value-type="string">
            <text:p>YES</text:p>
          </table:table-cell>
          <table:table-cell table:style-name="6,1cel-Link State" office:value-type="string">
            <text:p>YES</text:p>
          </table:table-cell>
          <table:table-cell table:style-name="6,1cel-Link State" office:value-type="string">
            <text:p>no</text:p>
          </table:table-cell>
          <table:table-cell table:style-name="6,1cel-Link State" office:value-type="string">
            <text:p>Different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Conflicted</text:p>
          </table:table-cell>
          <table:table-cell table:style-name="6,9cel-Link State" office:value-type="string">
            <text:p>J</text:p>
          </table:table-cell>
        </table:table-row>
        <table:table-row table:style-name="_row-File_State">
          <table:table-cell table:style-name="7,1cel-Link State" office:value-type="string">
            <text:p>NotLatest</text:p>
          </table:table-cell>
          <table:table-cell table:style-name="7,1cel-Link State" office:value-type="string">
            <text:p>YES</text:p>
          </table:table-cell>
          <table:table-cell table:style-name="7,1cel-Link State" office:value-type="string">
            <text:p>YES</text:p>
          </table:table-cell>
          <table:table-cell table:style-name="7,1cel-Link State" office:value-type="string">
            <text:p>no</text:p>
          </table:table-cell>
          <table:table-cell table:style-name="7,1cel-Link State" office:value-type="string">
            <text:p>YES</text:p>
          </table:table-cell>
          <table:table-cell table:style-name="7,1cel-Link State" office:value-type="string">
            <text:p>-</text:p>
          </table:table-cell>
          <table:table-cell table:style-name="7,1cel-Link State" office:value-type="string">
            <text:p>Different</text:p>
          </table:table-cell>
          <table:table-cell table:style-name="7,1cel-Link State" office:value-type="string">
            <text:p>-</text:p>
          </table:table-cell>
          <table:table-cell table:style-name="7,1cel-Link State" office:value-type="string">
            <text:p>Conflicted</text:p>
          </table:table-cell>
          <table:table-cell table:style-name="6,9cel-Link State" office:value-type="string">
            <text:p>L</text:p>
          </table:table-cell>
        </table:table-row>
        <table:table-row table:style-name="_row-File_State">
          <table:table-cell table:style-name="8,1cel-Link State" office:value-type="string">
            <text:p>NotLatest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no</text:p>
          </table:table-cell>
          <table:table-cell table:style-name="8,1cel-Link State" office:value-type="string">
            <text:p>YES</text:p>
          </table:table-cell>
          <table:table-cell table:style-name="8,1cel-Link State" office:value-type="string">
            <text:p>YES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Conflicted</text:p>
          </table:table-cell>
          <table:table-cell table:style-name="6,9cel-Link State" office:value-type="string">
            <text:p>N</text:p>
          </table:table-cell>
        </table:table-row>
        <table:table-row table:style-name="_row-File_State">
          <table:table-cell table:style-name="5,1cel-Link State" office:value-type="string">
            <text:p>NotLates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Modified</text:p>
          </table:table-cell>
          <table:table-cell table:style-name="5,9cel-Link State" office:value-type="string">
            <text:p>F</text:p>
          </table:table-cell>
        </table:table-row>
        <table:table-row table:style-name="_row-File_State">
          <table:table-cell table:style-name="5,1cel-Link State" office:value-type="string">
            <text:p>NotLates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BaseModified</text:p>
          </table:table-cell>
          <table:table-cell table:style-name="6,9cel-Link State" office:value-type="string">
            <text:p>E</text:p>
          </table:table-cell>
        </table:table-row>
        <table:table-row table:style-name="_row-File_State">
          <table:table-cell table:style-name="7,1cel-Link State" office:value-type="string">
            <text:p>NotLatest</text:p>
          </table:table-cell>
          <table:table-cell table:style-name="7,1cel-Link State" office:value-type="string">
            <text:p>YES</text:p>
          </table:table-cell>
          <table:table-cell table:style-name="7,1cel-Link State" office:value-type="string">
            <text:p>YES</text:p>
          </table:table-cell>
          <table:table-cell table:style-name="7,1cel-Link State" office:value-type="string">
            <text:p>no</text:p>
          </table:table-cell>
          <table:table-cell table:style-name="7,1cel-Link State" office:value-type="string">
            <text:p>YES</text:p>
          </table:table-cell>
          <table:table-cell table:style-name="7,1cel-Link State" office:value-type="string">
            <text:p>-</text:p>
          </table:table-cell>
          <table:table-cell table:style-name="7,1cel-Link State" office:value-type="string">
            <text:p>Same</text:p>
          </table:table-cell>
          <table:table-cell table:style-name="7,1cel-Link State" office:value-type="string">
            <text:p>-</text:p>
          </table:table-cell>
          <table:table-cell table:style-name="7,1cel-Link State" office:value-type="string">
            <text:p>BaseModified</text:p>
          </table:table-cell>
          <table:table-cell table:style-name="6,9cel-Link State" office:value-type="string">
            <text:p>K</text:p>
          </table:table-cell>
        </table:table-row>
        <table:table-row table:style-name="_row-File_State">
          <table:table-cell table:style-name="8,1cel-Link State" office:value-type="string">
            <text:p>NotLatest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no</text:p>
          </table:table-cell>
          <table:table-cell table:style-name="8,1cel-Link State" office:value-type="string">
            <text:p>YES</text:p>
          </table:table-cell>
          <table:table-cell table:style-name="8,1cel-Link State" office:value-type="string">
            <text:p>no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BaseModified</text:p>
          </table:table-cell>
          <table:table-cell table:style-name="6,9cel-Link State" office:value-type="string">
            <text:p>O</text:p>
          </table:table-cell>
        </table:table-row>
        <table:table-row table:style-name="_row-File_State">
          <table:table-cell table:style-name="5,1cel-Link State" office:value-type="string">
            <text:p>NotLates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NotLatest</text:p>
          </table:table-cell>
          <table:table-cell table:style-name="5,9cel-Link State" office:value-type="string">
            <text:p>D</text:p>
          </table:table-cell>
        </table:table-row>
        <table:table-row table:style-name="_row-File_State">
          <table:table-cell table:style-name="8,1cel-Link State" office:value-type="string">
            <text:p>NotLatest</text:p>
          </table:table-cell>
          <table:table-cell table:style-name="8,1cel-Link State"/>
          <table:table-cell table:style-name="8,1cel-Link State" office:value-type="string">
            <text:p>no</text:p>
          </table:table-cell>
          <table:table-cell table:style-name="8,1cel-Link State" office:value-type="string">
            <text:p>no</text:p>
          </table:table-cell>
          <table:table-cell table:style-name="8,1cel-Link State" office:value-type="string">
            <text:p>YES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NotLatest</text:p>
          </table:table-cell>
          <table:table-cell table:style-name="13,9cel-Link State" office:value-type="string">
            <text:p>P</text:p>
          </table:table-cell>
        </table:table-row>
        <table:table-row table:style-name="_row-File_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YES 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Added</text:p>
          </table:table-cell>
          <table:table-cell table:style-name="3,9cel-Link State" office:value-type="string">
            <text:p>C</text:p>
          </table:table-cell>
        </table:table-row>
        <table:table-row table:style-name="_row-File_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YES</text:p>
          </table:table-cell>
          <table:table-cell table:style-name="6,1cel-Link State" office:value-type="string">
            <text:p>YES</text:p>
          </table:table-cell>
          <table:table-cell table:style-name="6,1cel-Link State" office:value-type="string">
            <text:p>YES</text:p>
          </table:table-cell>
          <table:table-cell table:style-name="6,1cel-Link State" office:value-type="string">
            <text:p>no</text:p>
          </table:table-cell>
          <table:table-cell table:style-name="6,1cel-Link State" office:value-type="string">
            <text:p>Same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Obsolete</text:p>
          </table:table-cell>
          <table:table-cell table:style-name="13,9cel-Link State" office:value-type="string">
            <text:p>I</text:p>
          </table:table-cell>
        </table:table-row>
        <table:table-row table:style-name="_row-File_State">
          <table:table-cell table:style-name="5,1cel-Link State" office:value-type="string">
            <text:p>NotLates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Identical</text:p>
          </table:table-cell>
          <table:table-cell table:style-name="5,9cel-Link State" office:value-type="string">
            <text:p>H</text:p>
          </table:table-cell>
        </table:table-row>
        <table:table-row table:style-name="_row-File_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Missing</text:p>
          </table:table-cell>
          <table:table-cell table:style-name="3,9cel-Link State" office:value-type="string">
            <text:p>T</text:p>
          </table:table-cell>
        </table:table-row>
        <table:table-row table:style-name="_row-File_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Modified </text:p>
          </table:table-cell>
          <table:table-cell table:style-name="3,9cel-Link State" office:value-type="string">
            <text:p>S</text:p>
          </table:table-cell>
        </table:table-row>
        <table:table-row table:style-name="1row-Property 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YES 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Added</text:p>
          </table:table-cell>
          <table:table-cell table:style-name="3,9cel-Link State" office:value-type="string">
            <text:p>Q</text:p>
          </table:table-cell>
        </table:table-row>
        <table:table-row table:style-name="1row-Property 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Removed</text:p>
          </table:table-cell>
          <table:table-cell table:style-name="6,9cel-Link State" office:value-type="string">
            <text:p>U</text:p>
          </table:table-cell>
        </table:table-row>
        <table:table-row table:style-name="1row-Property 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Identical</text:p>
          </table:table-cell>
          <table:table-cell table:style-name="3,9cel-Link State" office:value-type="string">
            <text:p>R</text:p>
          </table:table-cell>
        </table:table-row>
      </table:table>
      <table:table table:name="Overall_Node_State">
        <table:table-column table:style-name="1col-Overall_Node_State" table:default-cell-style-name="Default"/>
        <table:table-column table:style-name="2col-Overall_Node_State" table:default-cell-style-name="Default"/>
        <table:table-column table:style-name="3col-Overall_Node_State" table:default-cell-style-name="Default"/>
        <table:table-column table:style-name="4col-Overall_Node_State" table:default-cell-style-name="Default"/>
        <table:table-column table:style-name="5col-Overall_Node_State" table:default-cell-style-name="Default"/>
        <table:table-column table:style-name="6col-Overall_Node_State" table:default-cell-style-name="Default"/>
        <table:table-column table:style-name="7col-Overall_Node_State" table:default-cell-style-name="Default"/>
        <table:table-row table:style-name="1row-Property State">
          <table:table-cell table:style-name="1,1cel-Property State" office:value-type="string">
            <text:p>VersionState</text:p>
          </table:table-cell>
          <table:table-cell table:style-name="1,1cel-Property State" office:value-type="string">
            <text:p>PropertyState</text:p>
          </table:table-cell>
          <table:table-cell table:style-name="1,1cel-Property State" office:value-type="string">
            <text:p>Any FileStates</text:p>
          </table:table-cell>
          <table:table-cell table:style-name="1,1cel-Property State" office:value-type="string">
            <text:p>LinkState</text:p>
          </table:table-cell>
          <table:table-cell table:style-name="1,1cel-Property State" office:value-type="string">
            <text:p>Sources OverallNodeState</text:p>
          </table:table-cell>
          <table:table-cell table:style-name="1,1cel-Property State" office:value-type="string">
            <text:p>Source Working VersionIDs vs. Base Link VersionIDs </text:p>
          </table:table-cell>
          <table:table-cell table:style-name="1,1cel-Property State" office:value-type="string">
            <text:p>OverallNodeState</text:p>
          </table:table-cell>
        </table:table-row>
        <table:table-row table:style-name="1row-Property State">
          <table:table-cell table:style-name="3,1cel-Property State" office:value-type="string">
            <text:p>Pending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Pending</text:p>
          </table:table-cell>
        </table:table-row>
        <table:table-row table:style-name="1row-Property State">
          <table:table-cell table:style-name="3,1cel-Property State" office:value-type="string">
            <text:p>CheckedIn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CheckedIn</text:p>
          </table:table-cell>
        </table:table-row>
        <table:table-row table:style-name="1row-Property State">
          <table:table-cell table:style-name="4,1cel-Overall_Node_State" office:value-type="string">
            <text:p>NotLatest</text:p>
          </table:table-cell>
          <table:table-cell table:style-name="4,1cel-Overall_Node_State" office:value-type="string">
            <text:p>Conflicted</text:p>
          </table:table-cell>
          <table:table-cell table:style-name="4,1cel-Overall_Node_State" office:value-type="string">
            <text:p>BaseMissing</text:p>
          </table:table-cell>
          <table:table-cell table:style-name="4,1cel-Overall_Node_State" office:value-type="string">
            <text:p>-</text:p>
          </table:table-cell>
          <table:table-cell table:style-name="4,1cel-Overall_Node_State" office:value-type="string">
            <text:p>-</text:p>
          </table:table-cell>
          <table:table-cell table:style-name="4,1cel-Overall_Node_State" office:value-type="string">
            <text:p>-</text:p>
          </table:table-cell>
          <table:table-cell table:style-name="4,1cel-Overall_Node_State" office:value-type="string">
            <text:p>BaseMissing</text:p>
          </table:table-cell>
        </table:table-row>
        <table:table-row table:style-name="_row-Overall_Node_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Conflicted</text:p>
          </table:table-cell>
          <table:table-cell table:style-name="3,1cel-Property State" office:value-type="string">
            <text:p>Conflicted, Modified,  BaseModified, Added, Obsolete, NotLatest, Identical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Conflicted</text:p>
          </table:table-cell>
        </table:table-row>
        <table:table-row table:style-name="_row-Overall_Node_State">
          <table:table-cell table:style-name="5,1cel-Link State" office:value-type="string">
            <text:p>NotLatest</text:p>
          </table:table-cell>
          <table:table-cell table:style-name="5,1cel-Link State" office:value-type="string">
            <text:p>Modified</text:p>
          </table:table-cell>
          <table:table-cell table:style-name="5,1cel-Link State" office:value-type="string">
            <text:p>BaseMissing</text:p>
          </table:table-cell>
          <table:table-cell table:style-name="5,1cel-Link State" office:value-type="string">
            <text:p>-</text:p>
          </table:table-cell>
          <table:table-cell table:style-name="5,1cel-Link State" office:value-type="string">
            <text:p>-</text:p>
          </table:table-cell>
          <table:table-cell table:style-name="5,1cel-Link State" office:value-type="string">
            <text:p>-</text:p>
          </table:table-cell>
          <table:table-cell table:style-name="5,1cel-Link State" office:value-type="string">
            <text:p>BaseMissing</text:p>
          </table:table-cell>
        </table:table-row>
        <table:table-row table:style-name="_row-Overall_Node_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Modified</text:p>
          </table:table-cell>
          <table:table-cell table:style-name="3,1cel-Property State" office:value-type="string">
            <text:p>Conflicted, Modified,  BaseModified, Added, Obsolete, NotLatest, Identical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Conflicted</text:p>
          </table:table-cell>
        </table:table-row>
        <table:table-row table:style-name="_row-Overall_Node_State">
          <table:table-cell table:style-name="7,1cel-Link State" office:value-type="string">
            <text:p>NotLatest</text:p>
          </table:table-cell>
          <table:table-cell table:style-name="7,1cel-Link State" office:value-type="string">
            <text:p>BaseModified</text:p>
          </table:table-cell>
          <table:table-cell table:style-name="7,1cel-Link State" office:value-type="string">
            <text:p>BaseMissing</text:p>
          </table:table-cell>
          <table:table-cell table:style-name="7,1cel-Link State" office:value-type="string">
            <text:p>-</text:p>
          </table:table-cell>
          <table:table-cell table:style-name="7,1cel-Link State" office:value-type="string">
            <text:p>-</text:p>
          </table:table-cell>
          <table:table-cell table:style-name="7,1cel-Link State" office:value-type="string">
            <text:p>-</text:p>
          </table:table-cell>
          <table:table-cell table:style-name="7,1cel-Link State" office:value-type="string">
            <text:p>BaseMissing</text:p>
          </table:table-cell>
        </table:table-row>
        <table:table-row table:style-name="_row-Overall_Node_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BaseModified</text:p>
          </table:table-cell>
          <table:table-cell table:style-name="3,1cel-Property State" office:value-type="string">
            <text:p>Conflicted, Modified,  BaseModified, Added, Obsolete, NotLatest, Identical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Conflicted</text:p>
          </table:table-cell>
        </table:table-row>
        <table:table-row table:style-name="_row-Overall_Node_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BaseMissing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BaseMissing</text:p>
          </table:table-cell>
        </table:table-row>
        <table:table-row table:style-name="_row-Overall_Node_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NotLatest, Identical</text:p>
          </table:table-cell>
          <table:table-cell table:style-name="3,1cel-Property State" office:value-type="string">
            <text:p>Conflicted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Conflicted</text:p>
          </table:table-cell>
        </table:table-row>
        <table:table-row table:style-name="_row-Overall_Node_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Modified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Conflicted</text:p>
          </table:table-cell>
        </table:table-row>
        <table:table-row table:style-name="_row-Overall_Node_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NotLatest, Identical</text:p>
          </table:table-cell>
          <table:table-cell table:style-name="3,1cel-Property State" office:value-type="string">
            <text:p>BaseModified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Conflicted</text:p>
          </table:table-cell>
        </table:table-row>
        <table:table-row table:style-name="_row-Overall_Node_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Conflicted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Conflicted</text:p>
          </table:table-cell>
        </table:table-row>
        <table:table-row table:style-name="_row-Overall_Node_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Modified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Conflicted</text:p>
          </table:table-cell>
        </table:table-row>
        <table:table-row table:style-name="_row-Overall_Node_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BaseModified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Conflicted</text:p>
          </table:table-cell>
        </table:table-row>
        <table:table-row table:style-name="_row-Overall_Node_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Same</text:p>
          </table:table-cell>
          <table:table-cell table:style-name="6,1cel-Link State" office:value-type="string">
            <text:p>NotLatest</text:p>
          </table:table-cell>
        </table:table-row>
        <table:table-row table:style-name="_row-Overall_Node_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Different</text:p>
          </table:table-cell>
          <table:table-cell table:style-name="6,1cel-Link State" office:value-type="string">
            <text:p>Conflicted</text:p>
          </table:table-cell>
        </table:table-row>
        <table:table-row table:style-name="_row-Overall_Node_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Missing, BaseMissing, Conflicted, Modified,  ModifiedLinks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Conflicted</text:p>
          </table:table-cell>
        </table:table-row>
        <table:table-row table:style-name="_row-Overall_Node_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Added, Obsolete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Conflicted</text:p>
          </table:table-cell>
        </table:table-row>
        <table:table-row table:style-name="_row-Overall_Node_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NotLatest, Identical</text:p>
          </table:table-cell>
          <table:table-cell table:style-name="3,1cel-Property State" office:value-type="string">
            <text:p>Added, Obsolete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Conflicted</text:p>
          </table:table-cell>
        </table:table-row>
        <table:table-row table:style-name="_row-Overall_Node_State">
          <table:table-cell table:style-name="22,1cel-Overall_Node_State" office:value-type="string">
            <text:p>Identical</text:p>
          </table:table-cell>
          <table:table-cell table:style-name="22,1cel-Overall_Node_State" office:value-type="string">
            <text:p>Modified</text:p>
          </table:table-cell>
          <table:table-cell table:style-name="22,1cel-Overall_Node_State" office:value-type="string">
            <text:p>Missing</text:p>
          </table:table-cell>
          <table:table-cell table:style-name="22,1cel-Overall_Node_State" office:value-type="string">
            <text:p>-</text:p>
          </table:table-cell>
          <table:table-cell table:style-name="22,1cel-Overall_Node_State" office:value-type="string">
            <text:p>-</text:p>
          </table:table-cell>
          <table:table-cell table:style-name="22,1cel-Overall_Node_State" office:value-type="string">
            <text:p>-</text:p>
          </table:table-cell>
          <table:table-cell table:style-name="22,1cel-Overall_Node_State" office:value-type="string">
            <text:p>Missing</text:p>
          </table:table-cell>
        </table:table-row>
        <table:table-row table:style-name="_row-Overall_Node_State"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Modified</text:p>
          </table:table-cell>
          <table:table-cell table:style-name="23,1cel-Overall_Node_State" office:value-type="string">
            <text:p>Modified</text:p>
          </table:table-cell>
          <table:table-cell table:style-name="23,1cel-Overall_Node_State" office:value-type="string">
            <text:p>-</text:p>
          </table:table-cell>
          <table:table-cell table:style-name="23,1cel-Overall_Node_State" office:value-type="string">
            <text:p>-</text:p>
          </table:table-cell>
          <table:table-cell table:style-name="23,1cel-Overall_Node_State" office:value-type="string">
            <text:p>-</text:p>
          </table:table-cell>
          <table:table-cell table:style-name="23,1cel-Overall_Node_State" office:value-type="string">
            <text:p>Modified</text:p>
          </table:table-cell>
        </table:table-row>
        <table:table-row table:style-name="_row-Overall_Node_State">
          <table:table-cell table:style-name="22,1cel-Overall_Node_State" office:value-type="string">
            <text:p>Identical</text:p>
          </table:table-cell>
          <table:table-cell table:style-name="22,1cel-Overall_Node_State" office:value-type="string">
            <text:p>Modified</text:p>
          </table:table-cell>
          <table:table-cell table:style-name="22,1cel-Overall_Node_State" office:value-type="string">
            <text:p>Added, Removed</text:p>
          </table:table-cell>
          <table:table-cell table:style-name="22,1cel-Overall_Node_State" office:value-type="string">
            <text:p>-</text:p>
          </table:table-cell>
          <table:table-cell table:style-name="22,1cel-Overall_Node_State"/>
          <table:table-cell table:style-name="22,1cel-Overall_Node_State"/>
          <table:table-cell table:style-name="22,1cel-Overall_Node_State" office:value-type="string">
            <text:p>Modified</text:p>
          </table:table-cell>
        </table:table-row>
        <table:table-row table:style-name="_row-Overall_Node_State"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Modified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-</text:p>
          </table:table-cell>
          <table:table-cell table:style-name="23,1cel-Overall_Node_State"/>
          <table:table-cell table:style-name="23,1cel-Overall_Node_State"/>
          <table:table-cell table:style-name="23,1cel-Overall_Node_State" office:value-type="string">
            <text:p>Modified</text:p>
          </table:table-cell>
        </table:table-row>
        <table:table-row table:style-name="_row-Overall_Node_State">
          <table:table-cell table:style-name="8,1cel-Link State" office:value-type="string">
            <text:p>Identical</text:p>
          </table:table-cell>
          <table:table-cell table:style-name="8,1cel-Link State" office:value-type="string">
            <text:p>Identical</text:p>
          </table:table-cell>
          <table:table-cell table:style-name="8,1cel-Link State" office:value-type="string">
            <text:p>Missing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Missing</text:p>
          </table:table-cell>
        </table:table-row>
        <table:table-row table:style-name="_row-Overall_Node_State"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Modified</text:p>
          </table:table-cell>
          <table:table-cell table:style-name="23,1cel-Overall_Node_State" office:value-type="string">
            <text:p>-</text:p>
          </table:table-cell>
          <table:table-cell table:style-name="23,1cel-Overall_Node_State"/>
          <table:table-cell table:style-name="23,1cel-Overall_Node_State"/>
          <table:table-cell table:style-name="23,1cel-Overall_Node_State" office:value-type="string">
            <text:p>Modified</text:p>
          </table:table-cell>
        </table:table-row>
        <table:table-row table:style-name="_row-Overall_Node_State">
          <table:table-cell table:style-name="8,1cel-Link State" office:value-type="string">
            <text:p>Identical</text:p>
          </table:table-cell>
          <table:table-cell table:style-name="8,1cel-Link State" office:value-type="string">
            <text:p>Identical</text:p>
          </table:table-cell>
          <table:table-cell table:style-name="8,1cel-Link State" office:value-type="string">
            <text:p>Added, Removed</text:p>
          </table:table-cell>
          <table:table-cell table:style-name="8,1cel-Link State" office:value-type="string">
            <text:p>-</text:p>
          </table:table-cell>
          <table:table-cell table:style-name="8,1cel-Link State"/>
          <table:table-cell table:style-name="8,1cel-Link State"/>
          <table:table-cell table:style-name="8,1cel-Link State" office:value-type="string">
            <text:p>Modified</text:p>
          </table:table-cell>
        </table:table-row>
        <table:table-row table:style-name="_row-Overall_Node_State"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Modified</text:p>
          </table:table-cell>
          <table:table-cell table:style-name="23,1cel-Overall_Node_State" office:value-type="string">
            <text:p>-</text:p>
          </table:table-cell>
          <table:table-cell table:style-name="23,1cel-Overall_Node_State" office:value-type="string">
            <text:p>-</text:p>
          </table:table-cell>
          <table:table-cell table:style-name="23,1cel-Overall_Node_State" office:value-type="string">
            <text:p>ModifiedLinks</text:p>
          </table:table-cell>
        </table:table-row>
        <table:table-row table:style-name="_row-Overall_Node_State"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Added, Removed</text:p>
          </table:table-cell>
          <table:table-cell table:style-name="23,1cel-Overall_Node_State" office:value-type="string">
            <text:p>-</text:p>
          </table:table-cell>
          <table:table-cell table:style-name="23,1cel-Overall_Node_State" office:value-type="string">
            <text:p>-</text:p>
          </table:table-cell>
          <table:table-cell table:style-name="23,1cel-Overall_Node_State" office:value-type="string">
            <text:p>ModifiedLinks</text:p>
          </table:table-cell>
        </table:table-row>
        <table:table-row table:style-name="_row-Overall_Node_State"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NotLatest, Identical</text:p>
          </table:table-cell>
          <table:table-cell table:style-name="23,1cel-Overall_Node_State" office:value-type="string">
            <text:p>Same</text:p>
          </table:table-cell>
          <table:table-cell table:style-name="23,1cel-Overall_Node_State" office:value-type="string">
            <text:p>Identical</text:p>
          </table:table-cell>
        </table:table-row>
        <table:table-row table:style-name="_row-Overall_Node_State"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NotLatest, Identical</text:p>
          </table:table-cell>
          <table:table-cell table:style-name="23,1cel-Overall_Node_State" office:value-type="string">
            <text:p>Different</text:p>
          </table:table-cell>
          <table:table-cell table:style-name="23,1cel-Overall_Node_State" office:value-type="string">
            <text:p>ModifiedLinks</text:p>
          </table:table-cell>
        </table:table-row>
        <table:table-row table:style-name="_row-Overall_Node_State"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Missing, BaseMissing, Conflicted, Modified,  ModifiedLinks</text:p>
          </table:table-cell>
          <table:table-cell table:style-name="23,1cel-Overall_Node_State" office:value-type="string">
            <text:p>-</text:p>
          </table:table-cell>
          <table:table-cell table:style-name="23,1cel-Overall_Node_State" office:value-type="string">
            <text:p>ModifiedLink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ext-properties style:font-name="Arial"/>
    </style:default-style>
    <style:style style:name="Default" style:family="table-cell">
      <style:table-cell-properties fo:wrap-option="wrap"/>
    </style:style>
  </office:styles>
</office:document-styles>
</file>

<file path=meta.xml><?xml version="1.0" encoding="utf-8"?>
<office:document-meta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meta>
    <meta:generator>Google Spreadsheets</meta:generator>
  </office:meta>
</office:document-meta>
</file>